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center" style:justify-single-word="false"/>
      <style:text-properties fo:color="#333333" style:font-name="Arial" fo:font-size="16pt" fo:language="en" fo:country="none" fo:font-style="italic" fo:font-weight="bold" style:font-name-asian="Arial" style:font-size-asian="16pt" style:font-style-asian="italic" style:font-weight-asian="bold" style:font-name-complex="Arial" style:font-style-complex="italic" style:font-weight-complex="bold"/>
    </style:style>
    <style:style style:name="P2" style:family="paragraph" style:parent-style-name="Standard">
      <style:paragraph-properties fo:margin-top="0in" fo:margin-bottom="0.139in" fo:line-height="115%"/>
    </style:style>
    <style:style style:name="P3" style:family="paragraph" style:parent-style-name="Standard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4" style:family="paragraph" style:parent-style-name="Standard" style:master-page-name="Standard">
      <style:paragraph-properties fo:margin-top="0in" fo:margin-bottom="0.139in" fo:line-height="115%" fo:text-align="center" style:justify-single-word="false" style:page-number="auto"/>
      <style:text-properties fo:color="#333333" style:font-name="Arial" fo:font-size="16pt" fo:language="en" fo:country="none" fo:font-style="italic" fo:font-weight="bold" style:font-name-asian="Arial" style:font-size-asian="16pt" style:font-style-asian="italic" style:font-weight-asian="bold" style:font-name-complex="Arial" style:font-style-complex="italic" style:font-weight-complex="bold"/>
    </style:style>
    <style:style style:name="P5" style:family="paragraph" style:parent-style-name="Standard">
      <style:paragraph-properties fo:margin-top="0in" fo:margin-bottom="0.139in" fo:line-height="115%" fo:text-align="center" style:justify-single-word="false"/>
      <style:text-properties fo:color="#333333" style:font-name="Arial" fo:font-size="16pt" fo:language="en" fo:country="none" fo:font-style="italic" fo:font-weight="bold" style:font-name-asian="Arial" style:font-size-asian="16pt" style:font-style-asian="italic" style:font-weight-asian="bold" style:font-name-complex="Arial" style:font-style-complex="italic" style:font-weight-complex="bold"/>
    </style:style>
    <style:style style:name="P6" style:family="paragraph" style:parent-style-name="Standard">
      <style:paragraph-properties fo:margin-top="0in" fo:margin-bottom="0.139in" fo:line-height="115%"/>
    </style:style>
    <style:style style:name="P7" style:family="paragraph" style:parent-style-name="Standard" style:list-style-name="L1">
      <style:paragraph-properties fo:margin-top="0in" fo:margin-bottom="0.139in" fo:line-height="115%"/>
    </style:style>
    <style:style style:name="P8" style:family="paragraph" style:parent-style-name="Standard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P9" style:family="paragraph" style:parent-style-name="Standard" style:list-style-name="L1">
      <style:paragraph-properties fo:margin-top="0in" fo:margin-bottom="0.139in" fo:line-height="115%"/>
      <style:text-properties fo:font-size="11pt" fo:language="en" fo:country="none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fo:language="en" fo:country="none" style:font-size-asian="11pt" style:font-size-complex="11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ANUCANA-HOME</text:p>
      <text:p text:style-name="P1">VISION </text:p>
      <text:p text:style-name="P2"/>
      <text:p text:style-name="P3">To build a dashboard which <text:span text:style-name="T1">summarizes all the cool activities happening at anucana </text:span><text:span text:style-name="T2">and</text:span><text:span text:style-name="T1"> presents it to the general anucana members. </text:span><text:span text:style-name="T2">It also allows the </text:span><text:span text:style-name="T1">moderator of the communities to create / update and delete the events</text:span><text:span text:style-name="T2"> for their communities.</text:span></text:p>
      <text:p text:style-name="P2"/>
      <text:p text:style-name="P3">SCOPE : <text:s/></text:p>
      <text:p text:style-name="P3"><text:tab/>1. Event Creation / Update and Deletion</text:p>
      <text:p text:style-name="P3"><text:tab/>2. Aggregation report of community activities / summary generation</text:p>
      <text:p text:style-name="P3"><text:tab/>3. Rules for trend analysis and summary generation</text:p>
      <text:p text:style-name="P3"/>
      <text:p text:style-name="P2"><text:span text:style-name="T3">GOALS :</text:span></text:p>
      <text:p text:style-name="P3"><text:tab/>1. Manage events happening in a community </text:p>
      <text:p text:style-name="P3"><text:tab/>2. Manage summary of event activities</text:p>
      <text:p text:style-name="P2"><text:span text:style-name="T3"/></text:p>
      <text:p text:style-name="P2"><text:span text:style-name="T3">ACTORS :</text:span></text:p>
      <text:p text:style-name="P3"><text:tab/>1. <text:s text:c="3"/>Community Users / Moderators </text:p>
      <text:p text:style-name="P3"><text:tab/>2. <text:s text:c="3"/>General Users</text:p>
      <text:list xml:id="list4431348837768891094" text:style-name="L1">
        <text:list-item>
          <text:list>
            <text:list-item>
              <text:list>
                <text:list-item>
                  <text:p text:style-name="P7"><text:span text:style-name="T3">Sales Team</text:span></text:p>
                </text:list-item>
                <text:list-item>
                  <text:p text:style-name="P9">Marketing Team</text:p>
                </text:list-item>
              </text:list>
            </text:list-item>
          </text:list>
        </text:list-item>
      </text:list>
      <text:p text:style-name="P3"/>
      <text:p text:style-name="P2"><text:span text:style-name="T3"/></text:p>
      <text:p text:style-name="P2"><text:span text:style-name="T3"/></text:p>
      <text:p text:style-name="P2"><text:soft-page-break/><text:span text:style-name="T3"/></text:p>
      <text:p text:style-name="P2"><text:span text:style-name="T3">FEATURES :</text:span></text:p>
      <text:p text:style-name="P3"><text:tab/>1. Ability to view the summary of community activities / events</text:p>
      <text:p text:style-name="P3"><text:tab/>2. Ability to configure the summary rules / criterias of community activities / events</text:p>
      <text:p text:style-name="P2"><text:span text:style-name="T3"><text:tab/>3. Ability to create / update / delete events ( with ability to process refunds )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/>
    <style:font-face style:name="Calibri" svg:font-family="Calibri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alibri" fo:font-size="12pt" fo:language="en" fo:country="GB" style:letter-kerning="true" style:font-name-asian="Calibri" style:font-size-asian="12pt" style:language-asian="en" style:country-asian="GB" style:font-name-complex="Calibri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1" fo:font-size="14pt" fo:language="en" fo:country="US" style:letter-kerning="true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Calibri" fo:font-size="12pt" fo:language="en" fo:country="US" style:letter-kerning="true" style:font-name-asian="Calibri" style:font-size-asian="12pt" style:language-asian="zh" style:country-asian="CN" style:font-name-complex="Calibri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Calibri" fo:font-size="12pt" fo:language="en" fo:country="US" fo:font-style="italic" style:letter-kerning="true" style:font-name-asian="Mangal1" style:language-asian="zh" style:country-asian="CN" style:font-style-asian="italic" style:font-name-complex="Calibri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alibri" fo:font-size="12pt" fo:language="en" fo:country="US" style:letter-kerning="true" style:font-name-asian="Mangal1" style:font-size-asian="12pt" style:language-asian="zh" style:country-asian="CN" style:font-name-complex="Calibri" fo:hyphenate="false" fo:hyphenation-remain-char-count="2" fo:hyphenation-push-char-count="2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09:33:41.76</dc:date>
    <dc:creator>Arvind Srivastava</dc:creator>
    <meta:generator>OpenOffice/4.0.1$Win32 OpenOffice.org_project/401m5$Build-9714</meta:generator>
    <meta:editing-duration>PT35M42S</meta:editing-duration>
    <meta:editing-cycles>14</meta:editing-cycles>
    <meta:document-statistic meta:table-count="0" meta:image-count="0" meta:object-count="0" meta:page-count="2" meta:paragraph-count="19" meta:word-count="142" meta:character-count="851"/>
  </office:meta>
</office:document-meta>
</file>